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3.71pt"/>
    </style:style>
    <style:style style:name="co3" style:family="table-column">
      <style:table-column-properties fo:break-before="auto" style:column-width="157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ackground-color="#333333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009598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Liberation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333333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  <table:table-cell table:style-name="ce2" office:value-type="string" calcext:value-type="string">
            <text:p>DevOps Plan</text:p>
          </table:table-cell>
          <table:table-cell table:style-name="ce2" office:value-type="string" calcext:value-type="string">
            <text:p>TimeLine</text:p>
          </table:table-cell>
          <table:table-cell table:style-name="ce11" office:value-type="string" calcext:value-type="string">
            <text:p>Tools</text:p>
          </table:table-cell>
        </table:table-row>
        <table:table-row table:style-name="ro1">
          <table:table-cell table:number-columns-repeated="6"/>
          <table:table-cell table:style-name="ce3" office:value-type="string" calcext:value-type="string">
            <text:p>Automation Basic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ontinuous Integration</text:p>
          </table:table-cell>
          <table:table-cell/>
          <table:table-cell office:value-type="string" calcext:value-type="string">
            <text:p>Jenkins,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tinuous Deploymen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ource Control Best Practice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>
            <text:p>Delivery Automation Tools on AW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WS Elastic Beanstalk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WS CodeDeploy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WS ECS and Docker on AW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Intro to AWS OpsWork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dvanced AWS Opswork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WS CodePipelin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WS CodeCommit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>
            <text:p>AWS CloudFormation: Automating Infrastructur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Intro AWS CloudFormation Templ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 VPC-Based Project in CloudFormatio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Using CloudFormation To Deploy Build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ontinuous Deployment of Infrastructur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dvanced CloudFormation: Nested Stack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dvanced CloudFormation: Custom Resource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>
            <text:p>Deployment Techniques and Strategie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olling &amp; Canary Deployment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Blue-Green Deployment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Full-Stack testing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Bootstrapping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Immutable Infrastructures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5" office:value-type="string" calcext:value-type="string">
            <text:p>Monitoring, Metrics, and Loggin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>
            <text:p>Monitoring Tool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loudWatch Metric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Health Checks (Route53 + ELB + EC2)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loudWatch Alert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>
            <text:p>Logging Tool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loudWatch Log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Using Log Stream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ithe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string" calcext:value-type="string">
            <text:p>Log Aggregation and Traceabili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hru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office:value-type="string" calcext:value-type="string">
            <text:p>Real-Time Log Analysi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hlt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5" office:value-type="string" calcext:value-type="string">
            <text:p>Data Security on A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ay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3" office:value-type="string" calcext:value-type="string">
            <text:p>Data Lifecycl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bre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At Re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ini saba youht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In Transi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ffort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During Dispos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redti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table:style-name="ce3" office:value-type="string" calcext:value-type="string">
            <text:p>Data Encryption on A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mp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Encryption Keys: KMS, HSM, X.509, IK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Encryption In Transit: HTTPS, SSL and Client-Side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48]-(SUM([.D35:.D43]))" office:value-type="float" office:value="-10002.28" calcext:value-type="float">
            <text:p>-10002.28</text:p>
          </table:table-cell>
          <table:table-cell table:number-columns-repeated="2"/>
          <table:table-cell office:value-type="string" calcext:value-type="string">
            <text:p>Encryption At Rest: AWS EC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Encryption At Rest: AWS S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5" office:value-type="string" calcext:value-type="string">
            <text:p>Access Control on A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97.72" calcext:value-type="float">
            <text:p>6897.72</text:p>
          </table:table-cell>
          <table:table-cell table:number-columns-repeated="3"/>
          <table:table-cell table:style-name="ce3" office:value-type="string" calcext:value-type="string">
            <text:p>Controlling Access to AWS: IAM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IAM Policies: Language of Permissions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8300+3500" office:value-type="float" office:value="11800" calcext:value-type="float">
            <text:p>11800</text:p>
          </table:table-cell>
          <table:table-cell table:number-columns-repeated="3"/>
          <table:table-cell office:value-type="string" calcext:value-type="string">
            <text:p>IAM Users &amp; Groups: Manage Your Team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IAM Roles: Granting Access to Service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IAM Roles: Managing Multiple Account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>
            <text:p>Security Auditing AW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WS Trusted Advisor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WS Config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WS CloudTrail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WS Inspector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5" office:value-type="string" calcext:value-type="string">
            <text:p>Network Security on AW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>
            <text:p>AWS VPC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Intro to AWS VPC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WS VPC Subnetting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WS VPC and the Internet: NATs, IGWs, Route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ecure a VPC: Security Groups vs Network ACL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Private S3 Traffic: AWS VPC Endpoint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ccess Other VPCs: AWS VPC Peering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WS VPC: Sample Networks (A peered network, private S3, Ruby on Rails implementation)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>
            <text:p>Multi-Site Networks on AW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WS Direct Connec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PNs and IPsec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ulti-Region Connectivity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5" office:value-type="string" calcext:value-type="string">
            <text:p>Managing AW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>
            <text:p>Metering and Budgeting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etering and Billing Basic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ulti-Account and Consolidating Billing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WS DevPay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onitoring Spending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>
            <text:p>IT Governanc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Tools for Monitoring Complianc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WS Service Directory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ompliance Reporting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WS Directory Service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5" office:value-type="string" calcext:value-type="string">
            <text:p>High Availability and Elasticity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>
            <text:p>Basic Concept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easuring Availability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easuring Recoverability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easuring Performanc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vailablity Zones and Region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>
            <text:p>Availability on AW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elf-Healing Architectur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Recovery Through Infrastructure Automatio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itigating Risk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Failover Strategie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 office:value-type="string" calcext:value-type="string">
            <text:p>Scaling on AW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ertical vs Horizontal Scaling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Offload Effort to AW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caling network, asset delivery, and front-end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caling compute and middle-tier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caling databases and storag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6">00/00/0000</text:date>, <text:time style:data-style-name="N2" text:time-value="10:00:58.7893123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1:01:57.910836739</meta:creation-date>
    <dc:date>2018-06-06T16:36:28.063170816</dc:date>
    <meta:editing-duration>PT6H12M49S</meta:editing-duration>
    <meta:editing-cycles>3</meta:editing-cycles>
    <meta:generator>LibreOffice/6.0.3.2$Linux_X86_64 LibreOffice_project/00m0$Build-2</meta:generator>
    <meta:document-statistic meta:table-count="1" meta:cell-count="122" meta:object-count="0"/>
  </office:meta>
</office:document-meta>
</file>